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tex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mmonBullets" svg:font-family="CommonBullets" style:font-family-generic="swiss" style:font-pitch="variable" style:font-charset="x-symbol"/>
    <style:font-face style:name="FreeSans" svg:font-family="FreeSans" style:font-family-generic="swiss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left="1.27cm" fo:margin-right="0cm" fo:text-align="start" fo:text-indent="-0.635cm"/>
      <style:text-properties fo:font-size="20pt" style:font-size-asian="20pt" style:font-size-complex="20p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margin-left="1.245cm" fo:margin-right="0cm" fo:text-align="start" fo:text-indent="0cm"/>
      <style:text-properties fo:font-size="20pt" style:font-size-asian="20pt" style:font-size-complex="20pt"/>
    </style:style>
    <style:style style:name="P4" style:family="paragraph">
      <style:paragraph-properties fo:margin-left="0cm" fo:margin-right="0cm" fo:text-align="start" fo:text-indent="-0.64cm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fo:margin-left="1.27cm" fo:margin-right="0cm" fo:text-align="start" fo:text-indent="-0.06cm"/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margin-left="0.3cm" fo:margin-right="0cm" fo:margin-top="0cm" fo:margin-bottom="0cm" fo:text-align="start" fo:text-indent="0.1cm"/>
      <style:text-properties fo:font-size="44pt" style:font-size-asian="44pt" style:font-size-complex="44pt"/>
    </style:style>
    <style:style style:name="P8" style:family="paragraph">
      <style:paragraph-properties fo:margin-left="0.3cm" fo:margin-right="0cm" fo:margin-top="0cm" fo:margin-bottom="0cm" fo:text-indent="0.1cm"/>
      <style:text-properties fo:font-size="44pt" style:font-size-asian="44pt" style:font-size-complex="44pt"/>
    </style:style>
    <style:style style:name="P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-0.563cm" presentation:class="title" presentation:user-transformed="true">
          <draw:text-box>
            <text:p>IP Game – come vincere</text:p>
          </draw:text-box>
        </draw:frame>
        <draw:frame presentation:style-name="pr2" draw:text-style-name="P5" draw:layer="layout" svg:width="25.199cm" svg:height="18.102cm" svg:x="1.4cm" svg:y="2.454cm" presentation:class="subtitle" presentation:user-transformed="true">
          <draw:text-box>
            <text:list text:style-name="L2">
              <text:list-item>
                <text:p text:style-name="P1"><text:span text:style-name="T1">Prendere un indirizzo IP dal LAN Server (DHCP). Farsi compilare la scheda con IP Sorgente e </text:span></text:p>
              </text:list-item>
              <text:list-item>
                <text:p text:style-name="P1"><text:span text:style-name="T2">(Solo un giocatore per squadra, una volta per partita)</text:span><text:span text:style-name="T1"> Andare dal DNS Server, e chiedere l'indirizzo IP destinazione. Quindi è necessario tornare immediatamente alla base, per comunicare l'IP Destinazione al proprio LAN Server.</text:span></text:p>
              </text:list-item>
              <text:list-item>
                <text:p text:style-name="P1"><text:span text:style-name="T1">Trovare il capo GATEWAY e fare firmare il foglio nella colonna SYN</text:span></text:p>
              </text:list-item>
              <text:list-item>
                <text:p text:style-name="P1"><text:span text:style-name="T1">Trovare il capo IXP e fare firmare il foglio nella colonna SYN</text:span></text:p>
              </text:list-item>
              <text:list-item>
                <text:p text:style-name="P1"><text:span text:style-name="T1">Trovare il capo WEB Server e fare firmare il foglio con “200 OK”</text:span></text:p>
              </text:list-item>
              <text:list-item>
                <text:p text:style-name="P1"><text:span text:style-name="T1">Trovare il capo IXP e fare firmare il foglio nella colonna ACK</text:span></text:p>
              </text:list-item>
              <text:list-item>
                <text:p text:style-name="P1"><text:span text:style-name="T1">Trovare il capo GATEWAY e fare firmare il foglio nella colonna ACK</text:span></text:p>
              </text:list-item>
              <text:list-item>
                <text:p text:style-name="P1"><text:span text:style-name="T1">Tornare presso la propria base </text:span><text:span text:style-name="T2">e urlare “200 OK”.</text:span></text:p>
              </text:list-item>
            </text:list>
            <text:p text:style-name="P1"><text:span text:style-name="T1"/></text:p>
            <text:p text:style-name="P2"><text:span text:style-name="T1">Durante tutto questo tragitto è possibile essere colpiti, anche mentre si sta facendo firmare il foglio.</text:span></text:p>
            <text:p text:style-name="P2"><text:span text:style-name="T1">Si è colpiti quando: </text:span></text:p>
            <text:list text:style-name="L3">
              <text:list-item>
                <text:p text:style-name="P3"><text:span text:style-name="T1">si è bollati da un altro giocatore oppure</text:span></text:p>
              </text:list-item>
              <text:list-item>
                <text:p text:style-name="P3"><text:span text:style-name="T1">si è colpiti con le pistole ad acqua dai capi </text:span></text:p>
              </text:list-item>
            </text:list>
            <text:p text:style-name="P4"><text:span text:style-name="T1">Quando si è colpiti è necessario:</text:span></text:p>
            <text:list text:continue-numbering="true" text:style-name="L3">
              <text:list-item>
                <text:p text:style-name="P3"><text:span text:style-name="T1">consegnare il proprio IP Sorgente (il numero sopra il MAC Address) a chi ti ha colpito. Vale un punto per la squadra avversaria se è stato bollato</text:span></text:p>
              </text:list-item>
              <text:list-item>
                <text:p text:style-name="P3"><text:span text:style-name="T1">tornare in base e prendere un nuovo indirizzo IP ed una nuova scheda percors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-0.563cm" presentation:class="title" presentation:user-transformed="true">
          <draw:text-box>
            <text:p>IP Game - Glossario</text:p>
          </draw:text-box>
        </draw:frame>
        <draw:frame presentation:style-name="pr4" draw:layer="layout" svg:width="25.199cm" svg:height="17.886cm" svg:x="1.4cm" svg:y="2.514cm" presentation:class="outline" presentation:user-transformed="true">
          <draw:text-box>
            <text:p>SYN/ACK: Synchronize/Acknowledge. È un modo per iniziare la discussione, come l'inizio di una conversazione telefonica.<text:line-break/>Es: “pronto parlo con Genoveffa” (SYN) ed in risposta “si sono io” (ACK)</text:p>
            <text:p>MAC Address: Media Access Control. Un identificativo univoco per ogni scheda di rete, come ad esempio il nostro codice fiscale.</text:p>
            <text:p>IP Address: Un identificativo che può cambiare all'interno della stessa rete (scadenza del “lease time”) e che cambia in ogni caso se si cambia la LAN. Esempio: l'indirizzo di casa</text:p>
            <text:p>LAN: Local Area Network. Identifica la zona in cui tutti gli indirizzi IP possono parlarsi liberamente senza bisogno di uscire verso altre reti. Esempio: Noi a Costigiola ci parliamo senza uscire dalla base. Al massimo ci spostiamo di qualche metro.</text:p>
            <text:p>DHCP: Dynamic Host Configuration Protocol. Assegna gli indirizzi nella LAN,</text:p>
            <text:p>DNS: Domain Name System. Contiene, o può conoscere, ogni indirizzo di ogni altro server che vogliamo cercare. Traduce i “nomi”</text:p>
            <text:p>LAN Server: un server particolare che raccoglie le funzionalità di DHCP e DNS cache. DNS Cache significa che una volta scoperto l'indirizzo remoto di un server, lo tiene in memoria per un certo tempo, e non è necessario chiederlo nuovamente all'esterno.</text:p>
            <text:p>GATEWAY: portone, passaggio. Serve per uscire dalla LAN ed andare verso altre reti.</text:p>
            <text:p>IXP: Internet eXchange Point. È un luogo fisico in cui ci si sposta da una rete ad un altra. <text:line-break/>Esempio: Nelle metropoli ci sono diversi gestori dei trasporti, come metropolitana ed autobus.<text:line-break/>Ma l'abbonamento lo pago solo una volta. Per capire chi prenderà i soldi, mi chiedono di timbrare sempre il mio abbonamento.</text:p>
            <text:p>WEB Server: Sono arrivato a destinazione, e mi viene fornito il risultato da visualizzare sul mio computer.</text:p>
            <text:p>Protocolli (es: HTTP, Hypertext Transfer Protocol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P Game - Riassumendo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 text:style-name="P7"><text:span text:style-name="T3">LAN Server (DHCP).</text:span></text:p>
              </text:list-item>
              <text:list-item>
                <text:p text:style-name="P7"><text:span text:style-name="T3">DNS Server</text:span></text:p>
              </text:list-item>
              <text:list-item>
                <text:p text:style-name="P7"><text:span text:style-name="T3">GATEWAY</text:span></text:p>
              </text:list-item>
              <text:list-item>
                <text:p text:style-name="P7"><text:span text:style-name="T3">IXP</text:span></text:p>
              </text:list-item>
              <text:list-item>
                <text:p text:style-name="P7"><text:span text:style-name="T3">WEB Server</text:span></text:p>
              </text:list-item>
              <text:list-item>
                <text:p text:style-name="P7"><text:span text:style-name="T3">IXP</text:span></text:p>
              </text:list-item>
              <text:list-item>
                <text:p text:style-name="P7"><text:span text:style-name="T3">GATEWAY</text:span></text:p>
              </text:list-item>
              <text:list-item>
                <text:p text:style-name="P7"><text:span text:style-name="T3">presso la propria base </text:span><text:span text:style-name="T4">urlare “200 OK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9" draw:layer="layout" svg:width="20.443cm" svg:height="21.815cm" svg:x="3.4cm" svg:y="1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506cm" svg:x="1.401cm" svg:y="0.837cm" presentation:class="title" presentation:user-transformed="true">
          <draw:text-box>
            <text:p>IP Game - Riassumend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mmonBullets" svg:font-family="CommonBullets" style:font-family-generic="swiss" style:font-pitch="variable" style:font-charset="x-symbol"/>
    <style:font-face style:name="FreeSans" svg:font-family="FreeSans" style:font-family-generic="swiss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it" style:country-asian="IT"/>
    </style:style>
    <style:style style:name="Heading_20_1" style:display-name="Heading 1" style:family="graphic">
      <style:paragraph-properties fo:margin-top="0.561cm" fo:margin-bottom="0.187cm" fo:text-align="center" style:text-autospace="none"/>
      <style:text-properties style:use-window-font-color="true" style:font-name="Century Gothic" fo:font-family="'Century Gothic'" style:font-family-generic="swiss" style:font-pitch="variable" fo:font-size="16pt" fo:language="it" fo:country="IT" fo:font-weight="bold" style:letter-kerning="true" style:font-name-asian="Tahoma" style:font-family-asian="Tahoma" style:font-family-generic-asian="swiss" style:font-pitch-asian="variable" style:language-asian="it" style:country-asian="I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fo:font-variant="small-caps" style:use-window-font-color="true" style:font-name="Book Antiqua" fo:font-family="'Book Antiqua'" style:font-family-generic="roman" style:font-pitch="variable" fo:font-size="12pt" fo:language="it" fo:country="IT" style:text-underline-style="non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left="0.374cm" fo:margin-right="0cm" fo:margin-top="0.374cm" fo:margin-bottom="0.18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it" fo:country="I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WW8Num6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Car._20_predefinito_20_paragrafo1" style:display-name="WW-Car. predefinito paragrafo1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z0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-Car._20_predefinito_20_paragrafo" style:display-name="WW-Car. predefinito paragrafo" style:family="graphic">
      <style:paragraph-properties style:text-autospace="none"/>
    </style:style>
    <style:style style:name="WW8NumSt3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St3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St3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St3z0" style:family="graphic">
      <style:paragraph-properties style:text-autospace="none"/>
      <style:text-properties style:font-name="Wingdings" fo:font-family="Wingdings" style:font-pitch="variable" style:font-charset="x-symbol" fo:font-size="12pt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pitch="fixed"/>
    </style:style>
    <style:style style:name="WW8Num4z0" style:family="graphic">
      <style:paragraph-properties style:text-autospace="none"/>
      <style:text-properties style:font-name="Wingdings" fo:font-family="Wingdings" style:font-pitch="variable" style:font-charset="x-symbol" fo:font-size="12pt"/>
    </style:style>
    <style:style style:name="WW8Num3z0" style:family="graphic">
      <style:paragraph-properties style:text-autospace="none"/>
      <style:text-properties style:font-name="CommonBullets" fo:font-family="CommonBullets" style:font-family-generic="swiss" style:font-pitch="variable" style:font-charset="x-symbol"/>
    </style:style>
    <style:style style:name="Endnote_20_Characters" style:display-name="End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Wingdings" fo:font-family="Wingdings" style:font-pitch="variable" style:font-charset="x-symbol" fo:font-size="12pt" style:font-name-asian="StarSymbol" style:font-family-asian="StarSymbol, 'Arial Unicode MS'" style:font-charset-asian="x-symbol" style:font-size-asian="9pt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  <style:text-properties style:font-name="Century Gothic" fo:font-family="'Century Gothic'" style:font-family-generic="swiss" style:font-pitch="variable" fo:font-size="14pt" fo:font-weight="bold" style:font-weight-asian="bold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quadriglia" style:family="graphic">
      <style:paragraph-properties fo:margin-left="0cm" fo:margin-right="0cm" fo:margin-top="0.746cm" fo:margin-bottom="0.249cm" fo:text-indent="0cm" style:text-autospace="none"/>
      <style:text-properties style:use-window-font-color="true" style:font-name="Arial Black" fo:font-family="'Arial Black'" style:font-family-generic="swiss" style:font-pitch="variable" fo:font-size="14pt" fo:language="it" fo:country="IT" style:font-name-asian="Tahoma" style:font-family-asian="Tahoma" style:font-family-generic-asian="swiss" style:font-pitch-asian="variable" style:language-asian="it" style:country-asian="IT"/>
    </style:style>
    <style:style style:name="Dati_20_immagini" style:display-name="Dati immagini" style:family="graphic">
      <style:paragraph-properties fo:margin-left="1.866cm" fo:margin-right="0cm" fo:margin-top="0cm" fo:margin-bottom="0cm" fo:line-height="100%" fo:text-align="start" fo:text-indent="0cm" style:text-autospace="none" style:writing-mode="lr-tb">
        <style:tab-stops>
          <style:tab-stop style:position="5.226cm"/>
        </style:tab-stops>
      </style:paragraph-properties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attuglia" style:family="graphic">
      <style:paragraph-properties fo:margin-left="0.374cm" fo:margin-right="0cm" fo:margin-top="0.374cm" fo:margin-bottom="0cm" fo:line-height="150%" fo:text-align="start" fo:text-indent="0cm" style:text-autospace="none" style:writing-mode="lr-tb">
        <style:tab-stops>
          <style:tab-stop style:position="1.866cm"/>
          <style:tab-stop style:position="10.081cm" style:leader-style="solid" style:leader-text="_"/>
          <style:tab-stop style:position="10.827cm"/>
          <style:tab-stop style:position="21.281cm" style:leader-style="solid" style:leader-text="_"/>
        </style:tab-stops>
      </style:paragraph-properties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po_20_risposta" style:display-name="Tipo risposta" style:family="graphic">
      <style:paragraph-properties fo:margin-top="0.374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urni" style:family="graphic">
      <style:paragraph-properties fo:margin-left="2.24cm" fo:margin-right="0cm" fo:margin-top="0.561cm" fo:margin-bottom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zione" style:family="graphic">
      <style:paragraph-properties fo:margin-left="1.27cm" fo:margin-right="0cm" fo:margin-top="0.187cm" fo:margin-bottom="0cm" fo:text-align="start" fo:text-indent="0cm" style:text-autospace="none" style:writing-mode="lr-tb"/>
      <style:text-properties fo:color="#000000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omanda" style:family="graphic">
      <style:paragraph-properties fo:margin-top="0.374cm" fo:margin-bottom="0.374cm" fo:line-height="150%" fo:text-align="start" style:text-autospace="none" style:writing-mode="lr-tb">
        <style:tab-stops>
          <style:tab-stop style:position="1.866cm"/>
          <style:tab-stop style:position="4.106cm"/>
          <style:tab-stop style:position="6.346cm"/>
          <style:tab-stop style:position="8.587cm"/>
          <style:tab-stop style:position="10.827cm"/>
          <style:tab-stop style:position="13.067cm"/>
          <style:tab-stop style:position="15.307cm"/>
          <style:tab-stop style:position="17.547cm"/>
          <style:tab-stop style:position="19.787cm"/>
          <style:tab-stop style:position="22.027cm"/>
          <style:tab-stop style:position="24.268cm"/>
        </style:tab-stops>
      </style:paragraph-properties>
      <style:text-properties fo:color="#000000" style:font-name="Century Gothic" fo:font-family="'Century Gothic'" style:font-family-generic="swiss" style:font-pitch="variable" fo:font-size="10pt" fo:language="it" fo:country="I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unto" style:family="graphic">
      <style:paragraph-properties fo:margin-left="0.15cm" fo:margin-right="0cm" fo:margin-top="0.125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o_20_pagina" style:display-name="Numero pagina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it" fo:country="IT" style:font-name-asian="Tahoma" style:font-family-asian="Tahoma" style:font-family-generic-asian="swiss" style:font-pitch-asian="variable" style:language-asian="it" style:country-asian="IT"/>
    </style:style>
    <style:style style:name="Sq." style:family="graphic">
      <style:paragraph-properties fo:margin-top="0.746cm" fo:margin-bottom="0.125cm" fo:text-align="start" style:text-autospace="none" style:writing-mode="lr-tb"/>
      <style:text-properties style:use-window-font-color="true" style:font-name="Arial Narrow" fo:font-family="'Arial Narrow'" style:font-family-generic="swiss" style:font-pitch="variable" fo:font-size="11pt" fo:language="it" fo:country="IT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abella_20_intesta" style:display-name="Tabella intesta" style:family="graphic">
      <style:paragraph-properties fo:margin-top="0.125cm" fo:margin-bottom="0.125cm" fo:text-align="center" style:text-autospace="none" style:writing-mode="lr-tb"/>
      <style:text-properties style:use-window-font-color="true" style:font-name="Arial Narrow" fo:font-family="'Arial Narrow'" style:font-family-generic="swiss" style:font-pitch="variable" fo:font-size="10pt" fo:language="it" fo:country="I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Punto_20_1_20_attività" style:display-name="Punto 1 attività" style:family="graphic">
      <style:paragraph-properties fo:margin-left="0cm" fo:margin-right="0cm" fo:text-align="justify" fo:text-indent="0cm" style:text-autospace="none">
        <style:tab-stops>
          <style:tab-stop style:position="0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it" style:country-asian="IT"/>
    </style:style>
    <style:style style:name="Punto_20_1_20_con_20_spunta" style:display-name="Punto 1 con spunta" style:family="graphic">
      <style:paragraph-properties fo:margin-left="0cm" fo:margin-right="0cm" fo:margin-top="0cm" fo:margin-bottom="0.249cm" fo:text-align="justify" fo:text-indent="0cm" style:text-autospace="none"/>
      <style:text-properties style:use-window-font-color="true" style:font-name="Times New Roman" fo:font-family="'Times New Roman'" style:font-family-generic="roman" style:font-pitch="variable" fo:language="it" fo:country="IT" style:font-name-asian="Tahoma" style:font-family-asian="Tahoma" style:font-family-generic-asian="swiss" style:font-pitch-asian="variable" style:font-size-asian="10pt" style:language-asian="it" style:country-asian="IT"/>
    </style:style>
    <style:style style:name="Nome_20_file" style:display-name="Nome file" style:family="graphic">
      <style:paragraph-properties fo:margin-left="0.374cm" fo:margin-right="0cm" fo:margin-top="0.374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Punto_20_2" style:display-name="Punto 2" style:family="graphic">
      <style:paragraph-properties fo:margin-left="1.866cm" fo:margin-right="0cm" fo:margin-top="0.187cm" fo:margin-bottom="0cm" fo:text-align="start" fo:text-indent="0cm" style:text-autospace="none" style:writing-mode="lr-tb">
        <style:tab-stops>
          <style:tab-stop style:position="2.863cm"/>
          <style:tab-stop style:position="19.29cm" style:leader-style="dotted" style:leader-text="."/>
          <style:tab-stop style:position="19.664cm"/>
          <style:tab-stop style:position="24.144cm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la_20_dati_20_centrati" style:display-name="Tabella dati centrati" style:family="graphic">
      <style:paragraph-properties fo:margin-top="0.187cm" fo:margin-bottom="0.187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la_20_dati_20_sx" style:display-name="Tabella dati sx" style:family="graphic">
      <style:paragraph-properties fo:margin-top="0.187cm" fo:margin-bottom="0.187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la_20_intesta_20_2" style:display-name="Tabella intesta 2" style:family="graphic">
      <style:paragraph-properties fo:margin-top="0.187cm" fo:margin-bottom="0.187cm" fo:text-align="center" style:text-autospace="none" style:writing-mode="lr-tb"/>
      <style:text-properties style:use-window-font-color="true" style:font-name="Arial Narrow" fo:font-family="'Arial Narrow'" style:font-family-generic="swiss" style:font-pitch="variable" fo:font-size="10pt" fo:language="it" fo:country="I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unto" style:family="graphic">
      <style:paragraph-properties fo:margin-top="0cm" fo:margin-bottom="0.746cm" fo:text-align="center" style:text-autospace="none" style:writing-mode="lr-tb">
        <style:tab-stops>
          <style:tab-stop style:position="5.295cm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4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Occhiello" style:family="graphic">
      <style:paragraph-properties fo:margin-top="0.374cm" fo:margin-bottom="0cm" fo:text-align="center" style:text-autospace="none" style:writing-mode="lr-tb">
        <style:tab-stops>
          <style:tab-stop style:position="5.295cm" style:leader-style="dotted" style:leader-text="."/>
        </style:tab-stops>
      </style:paragraph-properties>
      <style:text-properties style:use-window-font-color="true" style:font-name="Century Schoolbook" fo:font-family="'Century Schoolbook'" style:font-family-generic="roman" style:font-pitch="variable" fo:font-size="14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top="0.374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ahoma1" style:font-family-asian="Tahoma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fo:font-style="italic" style:font-name-asian="Tahoma1" style:font-family-asian="Tahoma" style:font-family-generic-asian="swiss" style:font-size-asian="10pt" style:language-asian="ar" style:country-asian="SA" style:font-style-asian="italic" style:font-style-complex="italic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it" fo:country="IT" fo:font-style="normal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normal" style:font-weight-complex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top="0cm" fo:margin-bottom="0cm" fo:text-align="center" style:text-autospace="none" style:writing-mode="lr-tb">
        <style:tab-stops>
          <style:tab-stop style:position="14.621cm" style:type="center"/>
          <style:tab-stop style:position="27.85cm" style:type="right"/>
        </style:tab-stops>
      </style:paragraph-properties>
      <style:text-properties style:use-window-font-color="true" style:font-name="Arial Narrow" fo:font-family="'Arial Narrow'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cm" fo:margin-bottom="0cm" fo:text-align="center" style:text-autospace="none" style:writing-mode="lr-tb">
        <style:tab-stops>
          <style:tab-stop style:position="14.621cm" style:type="center"/>
          <style:tab-stop style:position="29.614cm" style:type="right"/>
        </style:tab-stops>
      </style:paragraph-properties>
      <style:text-properties style:use-window-font-color="true" style:font-name="Arial Narrow" fo:font-family="'Arial Narrow'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ahoma1" style:font-family-asian="Tahoma" style:font-family-generic-asian="swiss" style:font-size-asian="10pt" style:language-asian="ar" style:country-asian="SA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none" style:writing-mode="lr-tb">
        <style:tab-stops>
          <style:tab-stop style:position="8.82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1:44:00.328519000</meta:creation-date>
    <dc:date>2016-08-25T13:35:46.782449000</dc:date>
    <meta:editing-duration>PT1H5M28S</meta:editing-duration>
    <meta:editing-cycles>1</meta:editing-cycles>
    <meta:document-statistic meta:object-count="37"/>
    <meta:generator>LibreOffice/5.0.6.3$MacOSX_X86_64 LibreOffice_project/490fc03b25318460cfc54456516ea2519c11d1a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a1" style:family="table">
      <style:table-properties fo:margin-left="0cm" fo:margin-right="0cm" table:align="margins" style:writing-mode="lr-tb"/>
    </style:style>
    <style:style style:name="Tabella1.A" style:family="table-column">
      <style:table-column-properties style:rel-column-width="21779*"/>
    </style:style>
    <style:style style:name="Tabella1.B" style:family="table-column">
      <style:table-column-properties style:rel-column-width="22501*"/>
    </style:style>
    <style:style style:name="Tabella1.C" style:family="table-column">
      <style:table-column-properties style:rel-column-width="21255*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row-height="1.94cm" fo:keep-together="auto"/>
    </style:style>
    <style:style style:name="Tabella1.3" style:family="table-row">
      <style:table-row-properties style:row-height="1.939cm" fo:keep-together="auto"/>
    </style:style>
    <style:style style:name="Tabella1.4" style:family="table-row">
      <style:table-row-properties style:row-height="2.21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FreeSans" fo:font-size="14pt" officeooo:paragraph-rsid="000045d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4pt" officeooo:paragraph-rsid="00025a7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24pt" fo:font-weight="bold" officeooo:paragraph-rsid="000045d4" style:font-size-asian="24pt" style:font-weight-asian="bold" style:font-size-complex="24pt"/>
    </style:style>
    <style:style style:name="P4" style:family="paragraph" style:parent-style-name="Standard">
      <style:text-properties style:font-name="FreeSans" officeooo:paragraph-rsid="000045d4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8pt" officeooo:paragraph-rsid="000045d4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4pt" officeooo:paragraph-rsid="000045d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4pt" fo:font-weight="normal" officeooo:rsid="0004f52d" officeooo:paragraph-rsid="001d47d9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FreeSans" fo:font-size="20pt" officeooo:paragraph-rsid="001d47d9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5pt" fo:font-weight="bold" officeooo:paragraph-rsid="001d47d9" style:font-size-asian="4.34999990463257pt" style:font-weight-asian="bold" style:font-size-complex="5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FreeSans" fo:font-size="18pt" fo:font-weight="bold" officeooo:paragraph-rsid="001d47d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FreeSans" fo:font-size="18pt" officeooo:paragraph-rsid="001d47d9" style:font-size-asian="18pt" style:font-size-complex="18pt"/>
    </style:style>
    <style:style style:name="P12" style:family="paragraph" style:parent-style-name="Standard">
      <style:paragraph-properties fo:margin-top="0.212cm" fo:margin-bottom="0.423cm" loext:contextual-spacing="false" fo:line-height="150%" style:snap-to-layout-grid="false"/>
      <style:text-properties style:font-name="FreeSans" fo:font-size="18pt" officeooo:paragraph-rsid="001d47d9" style:font-size-asian="18pt" style:font-size-complex="18pt"/>
    </style:style>
    <style:style style:name="T1" style:family="text">
      <style:text-properties officeooo:rsid="0003f3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heda Percorso</text:p>
      <text:p text:style-name="P3">“Gioco degli IP”</text:p>
      <text:p text:style-name="P4"/>
      <text:p text:style-name="P5"/>
      <text:p text:style-name="P2">URL: ____________________________</text:p>
      <text:p text:style-name="P1"/>
      <text:p text:style-name="P1">IP Sorgente: ____________________________</text:p>
      <text:p text:style-name="P1"/>
      <text:p text:style-name="P1">IP <text:span text:style-name="T1">Destinazione</text:span>: ____________________________</text:p>
      <text:p text:style-name="P8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0">Host</text:p>
          </table:table-cell>
          <table:table-cell table:style-name="Tabella1.A1" office:value-type="string">
            <text:p text:style-name="P10">Andata<text:line-break/>(SYN +<text:line-break/>firma capo)</text:p>
          </table:table-cell>
          <table:table-cell table:style-name="Tabella1.C1" office:value-type="string">
            <text:p text:style-name="P10">Ritorno<text:line-break/>(ACK +<text:line-break/>firma capo)</text:p>
          </table:table-cell>
        </table:table-row>
        <table:table-row table:style-name="Tabella1.2">
          <table:table-cell table:style-name="Tabella1.A1" office:value-type="string">
            <text:p text:style-name="P11">CAPO GATEWAY</text:p>
          </table:table-cell>
          <table:table-cell table:style-name="Tabella1.A1" office:value-type="string">
            <text:p text:style-name="P12"/>
          </table:table-cell>
          <table:table-cell table:style-name="Tabella1.C1" office:value-type="string">
            <text:p text:style-name="P12"/>
          </table:table-cell>
        </table:table-row>
        <table:table-row table:style-name="Tabella1.3">
          <table:table-cell table:style-name="Tabella1.A1" office:value-type="string">
            <text:p text:style-name="P11">CAPO <text:span text:style-name="T1">IXP</text:span></text:p>
          </table:table-cell>
          <table:table-cell table:style-name="Tabella1.A1" office:value-type="string">
            <text:p text:style-name="P12"/>
          </table:table-cell>
          <table:table-cell table:style-name="Tabella1.C1" office:value-type="string">
            <text:p text:style-name="P12"/>
          </table:table-cell>
        </table:table-row>
        <table:table-row table:style-name="Tabella1.4">
          <table:table-cell table:style-name="Tabella1.A1" office:value-type="string">
            <text:p text:style-name="P11">CAPO WEB<text:line-break/>(200-OK)</text:p>
          </table:table-cell>
          <table:table-cell table:style-name="Tabella1.C1" table:number-columns-spanned="2" office:value-type="string">
            <text:p text:style-name="P12"/>
          </table:table-cell>
          <table:covered-table-cell/>
        </table:table-row>
      </table:table>
      <text:p text:style-name="P9"/>
      <text:p text:style-name="P7">Al tuo ritorno in base con tutte le firme, ricordati di urlare “200 OK” e di consegnare il foglio compilato ad un capo.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